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style:font-name="Liberation Sans" officeooo:rsid="00121827" officeooo:paragraph-rsid="0013b3a1"/>
    </style:style>
    <style:style style:name="P2" style:family="paragraph" style:parent-style-name="Heading_20_3">
      <style:text-properties officeooo:rsid="0008add7" officeooo:paragraph-rsid="0008add7"/>
    </style:style>
    <style:style style:name="P3" style:family="paragraph" style:parent-style-name="Heading_20_3">
      <style:text-properties officeooo:rsid="0008add7" officeooo:paragraph-rsid="000ba2b2"/>
    </style:style>
    <style:style style:name="P4" style:family="paragraph" style:parent-style-name="Heading_20_3">
      <style:text-properties officeooo:rsid="0008add7" officeooo:paragraph-rsid="000cfe7c"/>
    </style:style>
    <style:style style:name="P5" style:family="paragraph" style:parent-style-name="Heading_20_3">
      <style:text-properties officeooo:rsid="0008add7" officeooo:paragraph-rsid="0011e4a6"/>
    </style:style>
    <style:style style:name="P6" style:family="paragraph" style:parent-style-name="Heading_20_3">
      <style:text-properties officeooo:rsid="00121827" officeooo:paragraph-rsid="00121827"/>
    </style:style>
    <style:style style:name="P7" style:family="paragraph" style:parent-style-name="Text_20_body">
      <style:text-properties style:font-name="Liberation Sans" officeooo:rsid="0005c4f9" officeooo:paragraph-rsid="0005c4f9"/>
    </style:style>
    <style:style style:name="P8" style:family="paragraph" style:parent-style-name="Text_20_body">
      <style:paragraph-properties fo:text-align="justify" style:justify-single-word="false"/>
      <style:text-properties style:font-name="Liberation Sans" officeooo:rsid="0005c4f9" officeooo:paragraph-rsid="0008add7"/>
    </style:style>
    <style:style style:name="P9" style:family="paragraph" style:parent-style-name="Text_20_body">
      <style:paragraph-properties fo:text-align="justify" style:justify-single-word="false"/>
      <style:text-properties style:font-name="Liberation Sans" officeooo:rsid="0005c4f9" officeooo:paragraph-rsid="0011e4a6"/>
    </style:style>
    <style:style style:name="P10" style:family="paragraph" style:parent-style-name="Text_20_body">
      <style:text-properties style:font-name="Liberation Sans" officeooo:rsid="0005c4f9" officeooo:paragraph-rsid="000ba2b2"/>
    </style:style>
    <style:style style:name="P11" style:family="paragraph" style:parent-style-name="Text_20_body">
      <style:text-properties style:font-name="Liberation Sans" officeooo:rsid="0005c4f9" officeooo:paragraph-rsid="0011e4a6"/>
    </style:style>
    <style:style style:name="P12" style:family="paragraph" style:parent-style-name="Text_20_body">
      <style:text-properties style:font-name="Liberation Sans" officeooo:rsid="0006110c" officeooo:paragraph-rsid="0006110c"/>
    </style:style>
    <style:style style:name="P13" style:family="paragraph" style:parent-style-name="Text_20_body">
      <style:text-properties style:font-name="Liberation Sans" officeooo:rsid="0006110c" officeooo:paragraph-rsid="0011e4a6"/>
    </style:style>
    <style:style style:name="P14" style:family="paragraph" style:parent-style-name="Text_20_body">
      <style:text-properties style:font-name="Liberation Sans" officeooo:rsid="0008add7" officeooo:paragraph-rsid="0008add7"/>
    </style:style>
    <style:style style:name="P15" style:family="paragraph" style:parent-style-name="Text_20_body">
      <style:text-properties style:font-name="Liberation Sans" officeooo:rsid="0008add7" officeooo:paragraph-rsid="000cfe7c"/>
    </style:style>
    <style:style style:name="P16" style:family="paragraph" style:parent-style-name="Text_20_body">
      <style:text-properties style:font-name="Liberation Sans" officeooo:rsid="0008add7" officeooo:paragraph-rsid="0011e4a6"/>
    </style:style>
    <style:style style:name="P17" style:family="paragraph" style:parent-style-name="Text_20_body">
      <style:paragraph-properties fo:text-align="justify" style:justify-single-word="false"/>
      <style:text-properties style:font-name="Liberation Sans" officeooo:rsid="000a948c" officeooo:paragraph-rsid="000a948c"/>
    </style:style>
    <style:style style:name="P18" style:family="paragraph" style:parent-style-name="Text_20_body">
      <style:paragraph-properties fo:text-align="justify" style:justify-single-word="false"/>
      <style:text-properties style:font-name="Liberation Sans" officeooo:rsid="000a948c" officeooo:paragraph-rsid="000fc177"/>
    </style:style>
    <style:style style:name="P19" style:family="paragraph" style:parent-style-name="Text_20_body">
      <style:paragraph-properties fo:text-align="justify" style:justify-single-word="false"/>
      <style:text-properties style:font-name="Liberation Sans" officeooo:rsid="000b4c1e" officeooo:paragraph-rsid="000b4c1e"/>
    </style:style>
    <style:style style:name="P20" style:family="paragraph" style:parent-style-name="Text_20_body">
      <style:paragraph-properties fo:text-align="justify" style:justify-single-word="false"/>
      <style:text-properties style:font-name="Liberation Sans" officeooo:rsid="000ba2b2" officeooo:paragraph-rsid="000ba2b2"/>
    </style:style>
    <style:style style:name="P21" style:family="paragraph" style:parent-style-name="Text_20_body">
      <style:text-properties style:font-name="Liberation Sans" officeooo:rsid="000cfe7c" officeooo:paragraph-rsid="000cfe7c"/>
    </style:style>
    <style:style style:name="P22" style:family="paragraph" style:parent-style-name="Text_20_body">
      <style:paragraph-properties fo:text-align="justify" style:justify-single-word="false"/>
      <style:text-properties style:font-name="Liberation Sans" officeooo:rsid="000cfe7c" officeooo:paragraph-rsid="000cfe7c"/>
    </style:style>
    <style:style style:name="P23" style:family="paragraph" style:parent-style-name="Text_20_body">
      <style:paragraph-properties fo:text-align="justify" style:justify-single-word="false"/>
      <style:text-properties style:font-name="Liberation Sans" officeooo:rsid="000e797a" officeooo:paragraph-rsid="000e797a"/>
    </style:style>
    <style:style style:name="P24" style:family="paragraph" style:parent-style-name="Text_20_body">
      <style:paragraph-properties fo:text-align="justify" style:justify-single-word="false"/>
      <style:text-properties style:font-name="Liberation Sans" officeooo:rsid="000f4e8e" officeooo:paragraph-rsid="000f4e8e"/>
    </style:style>
    <style:style style:name="P25" style:family="paragraph" style:parent-style-name="Text_20_body">
      <style:paragraph-properties fo:text-align="justify" style:justify-single-word="false"/>
      <style:text-properties style:font-name="Liberation Sans" officeooo:rsid="000f4e8e" officeooo:paragraph-rsid="000fc177"/>
    </style:style>
    <style:style style:name="P26" style:family="paragraph" style:parent-style-name="Text_20_body">
      <style:paragraph-properties fo:text-align="justify" style:justify-single-word="false"/>
      <style:text-properties style:font-name="Liberation Sans" officeooo:rsid="000fc177" officeooo:paragraph-rsid="000fc177"/>
    </style:style>
    <style:style style:name="P27" style:family="paragraph" style:parent-style-name="Text_20_body" style:list-style-name="L1">
      <style:paragraph-properties fo:text-align="justify" style:justify-single-word="false"/>
      <style:text-properties style:font-name="Liberation Sans" officeooo:rsid="00121827" officeooo:paragraph-rsid="00121827"/>
    </style:style>
    <style:style style:name="P28" style:family="paragraph" style:parent-style-name="Text_20_body" style:list-style-name="L2">
      <style:paragraph-properties fo:text-align="justify" style:justify-single-word="false"/>
      <style:text-properties style:font-name="Liberation Sans" officeooo:rsid="00121827" officeooo:paragraph-rsid="0013b3a1"/>
    </style:style>
    <style:style style:name="P29" style:family="paragraph" style:parent-style-name="Heading_20_2">
      <style:text-properties officeooo:rsid="000b4c1e" officeooo:paragraph-rsid="000b4c1e"/>
    </style:style>
    <style:style style:name="P30" style:family="paragraph" style:parent-style-name="Heading_20_2">
      <style:text-properties officeooo:rsid="000e797a" officeooo:paragraph-rsid="000e797a"/>
    </style:style>
    <style:style style:name="T1" style:family="text">
      <style:text-properties officeooo:rsid="0006110c"/>
    </style:style>
    <style:style style:name="T2" style:family="text">
      <style:text-properties officeooo:rsid="0006d93d"/>
    </style:style>
    <style:style style:name="T3" style:family="text">
      <style:text-properties officeooo:rsid="0008add7"/>
    </style:style>
    <style:style style:name="T4" style:family="text">
      <style:text-properties style:font-name="Liberation Sans" officeooo:rsid="0005c4f9"/>
    </style:style>
    <style:style style:name="T5" style:family="text">
      <style:text-properties style:font-name="Liberation Sans" fo:font-style="normal" officeooo:rsid="0005c4f9" style:font-style-asian="normal" style:font-style-complex="normal"/>
    </style:style>
    <style:style style:name="T6" style:family="text">
      <style:text-properties officeooo:rsid="000ba2b2"/>
    </style:style>
    <style:style style:name="T7" style:family="text">
      <style:text-properties officeooo:rsid="000cfe7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5c4f9" style:font-style-asian="normal" style:font-style-complex="normal"/>
    </style:style>
    <style:style style:name="T11" style:family="text">
      <style:text-properties fo:font-style="normal" officeooo:rsid="0006110c" style:font-style-asian="normal" style:font-style-complex="normal"/>
    </style:style>
    <style:style style:name="T12" style:family="text">
      <style:text-properties fo:font-style="normal" officeooo:rsid="0008add7" style:font-style-asian="normal" style:font-style-complex="normal"/>
    </style:style>
    <style:style style:name="T13" style:family="text">
      <style:text-properties fo:font-style="normal" officeooo:rsid="000fc177" style:font-style-asian="normal" style:font-style-complex="normal"/>
    </style:style>
    <style:style style:name="T14" style:family="text">
      <style:text-properties fo:font-style="normal" officeooo:rsid="00159e8f" style:font-style-asian="normal" style:font-style-complex="normal"/>
    </style:style>
    <style:style style:name="T15" style:family="text">
      <style:text-properties officeooo:rsid="000f4e8e"/>
    </style:style>
    <style:style style:name="T16" style:family="text">
      <style:text-properties officeooo:rsid="000fc177"/>
    </style:style>
    <style:style style:name="T17" style:family="text">
      <style:text-properties officeooo:rsid="0011e4a6"/>
    </style:style>
    <style:style style:name="T18" style:family="text">
      <style:text-properties officeooo:rsid="00159e8f"/>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officeooo:rsid="0006110c" style:language-asian="zxx" style:country-asian="none" style:language-complex="zxx" style:country-complex="none"/>
    </style:style>
    <style:style style:name="T21" style:family="text">
      <style:text-properties fo:language="zxx" fo:country="none" fo:font-style="normal" officeooo:rsid="0006110c" style:language-asian="zxx" style:country-asian="none" style:font-style-asian="normal" style:language-complex="zxx" style:country-complex="none"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Ein Video aufnehmen</text:h>
      <text:p text:style-name="P19">Mit dieser Funktion können Bilderreihen zur späteren Markierung als Video aufgenommen werden.</text:p>
      <text:p text:style-name="P20">Mit der Leertaste wird die Aufnahme ausgelöst. Allerdings startet die eigentliche Aufnahme erst nach 5 Sekunden, damit der Benutzer genug Zeit hat, die Kamera in Bewegung zu versetzen falls eine Vorbeifahrt an Objekten aufgenommen wird.</text:p>
      <text:p text:style-name="P22">Für die Aufnahme mit einer Realsense Kamera muss beim Programmstart mit der Option ‚-s‘ die richtige Bildquelle angegeben werden. Das zu wählende Device ist meisten ‚3‘. Die verfügbaren Bildquellen lassen sich mit dem Modus ‚-m listdevices‘ auflisten.</text:p>
      <text:p text:style-name="P22">Der Speicherort des Videos kann mit <text:s/>der Option ‚-d‘ gewählt werden. Der Name des Videos wird automatisch aus der Aufnahmezeit bestimmt.</text:p>
      <text:h text:style-name="P3" text:outline-level="3">Aufruf</text:h>
      <text:p text:style-name="P10">$ sam_sampler -m re<text:span text:style-name="T6">cordonly</text:span> -<text:span text:style-name="T6">s &lt;Bildquelle; meistens 3&gt; </text:span>-d &lt;<text:span text:style-name="T7">Speicherort des Videos</text:span>&gt; -<text:span text:style-name="T7">f &lt;Frames per second&gt;</text:span></text:p>
      <text:h text:style-name="P4" text:outline-level="3">Tasten</text:h>
      <text:p text:style-name="P15">q<text:tab/>Beenden des Programms</text:p>
      <text:p text:style-name="P21">Leertaste<text:tab/>Starten/Beenden der Aufnahme</text:p>
      <text:h text:style-name="P30" text:outline-level="2">Automatische Markierung eines Videos</text:h>
      <text:p text:style-name="P23">Mit dieser Funktion lassen sich Objekte in einem Video für das spätere Training eines neuronalen Netzes markieren. Die Videobilder werden einzeln im JPEG-Format in einem Unterordner ‚RGB‘ gespeichert. Die Markierungen werden für das Training des YOLO-Netzes mit dem Framework <text:span text:style-name="T8">Darknet</text:span><text:span text:style-name="T9"> im Unterordner ‚YOLO_Labels‘ in je einer </text:span><text:span text:style-name="T14">Text-Datei</text:span><text:span text:style-name="T9"> pro Bild gespeichert.</text:span></text:p>
      <text:p text:style-name="P24"><text:span text:style-name="T9">Damit nicht jedes Bild einzeln händisch markiert werden muss setzt das Programm den Tracker </text:span><text:span text:style-name="T8">KCF</text:span><text:span text:style-name="T9"> ein. Ein oder mehrere Tracker sollen die Objekte über mehrere Bilder verfolgen und die Markierungen selbst setzen. Dabei kommt es allerdings zu Ungenauigkeiten, die mit der Funktion </text:span><text:span text:style-name="T8"><text:bookmark-ref text:reference-format="text" text:ref-name="__RefHeading___Toc9_750529152">Markierungen nachbessern</text:bookmark-ref></text:span><text:span text:style-name="T9"> korrigiert werden können.</text:span></text:p>
      <text:p text:style-name="P25"><text:span text:style-name="T9">Das Programm beginnt am Anfang des Video, wo die Objekte markiert werden können. Dazu wird mit den Tasten ‚1‘ bis ‚9‘ je Objekt ein freier Objektmarker ausgewählt</text:span><text:span text:style-name="T11">, seine Klasse (</text:span><text:span text:style-name="T21">car, person, child</text:span><text:span text:style-name="T11">) und seine Ausrichtung (</text:span><text:span text:style-name="T21">forward, right, backward, left</text:span><text:span text:style-name="T11">) gewählt und das Objekt mit der Maus umrahmt. Mit den Tasten ‚</text:span><text:span text:style-name="T10">w‘, ‚d‘, ‚s‘, ‚a‘ </text:span><text:span text:style-name="T12">und <text:s/>‚</text:span><text:span text:style-name="T10">i‘, ‚l‘, ‚k‘, ‚j‘ </text:span><text:span text:style-name="T12">lässt sich die Markierung zusätzlich verfeinern.</text:span></text:p>
      <text:p text:style-name="P18"><text:span text:style-name="T12">Eine Markierung kann mit einem Klick in d</text:span><text:span text:style-name="T13">as</text:span><text:span text:style-name="T12"> Bild ohne Bewegen der Maus entfernt werden.</text:span></text:p>
      <text:p text:style-name="P26"><text:soft-page-break/><text:span text:style-name="T12">S</text:span><text:span text:style-name="T9">ind alle zu markierenden Objekte klassifiziert und umrahmt, kann die Markierung der weiteren Videobilder mit der Leertaste gestartet werden. Die Tracker versuchen alle Objekte in ihrem Rahmen zu halten. Für jedes </text:span><text:span text:style-name="T14">Video</text:span><text:span text:style-name="T9"> wird währenddessen ein JPEG und eine Textdatei mit den Markierungen abgespeichert.</text:span></text:p>
      <text:p text:style-name="P26"><text:span text:style-name="T9">Fällt während des automatischen Markierens auf, dass ein Tracker sein Objekt verloren hat oder nur noch sehr ungenau markiert, kann das Video mit der Leertaste unterbrochen werden. Im Standbild kann die fehlerhafte Markierung neu gezogen werden, damit der Tracker das Objekt im weiteren Verlauf wieder genauer markiert. In der Stopp-Phase kann das Programm auch beendet werden.</text:span></text:p>
      <text:p text:style-name="P26"><text:span text:style-name="T9">Das Programm endet, wenn das Video durchgelaufen ist.</text:span></text:p>
      <text:h text:style-name="P5" text:outline-level="3">Aufruf</text:h>
      <text:p text:style-name="P11">$ sam_sampler -m <text:span text:style-name="T17">labelvideo</text:span> -<text:span text:style-name="T17">s &lt;Video&gt; </text:span>-d &lt;<text:span text:style-name="T17">Speicherort der Bilder und Markierungen</text:span>&gt;</text:p>
      <text:h text:style-name="P5" text:outline-level="3">Tasten</text:h>
      <text:p text:style-name="P16">q<text:tab/>Beenden des Programms</text:p>
      <text:p text:style-name="P11">1-9<text:tab/>Wechsel zwischen den <text:span text:style-name="T17">Objektmarkern</text:span></text:p>
      <text:p text:style-name="P11">c<text:tab/>als <text:span text:style-name="T1">Klasse </text:span>Fahrzeug markieren</text:p>
      <text:p text:style-name="P11">h<text:tab/>als <text:span text:style-name="T1">Klasse </text:span>Kind markieren</text:p>
      <text:p text:style-name="P11">p<text:tab/>als <text:span text:style-name="T1">Klasse</text:span> Person markieren</text:p>
      <text:p text:style-name="P13">Pfeiltasten<text:tab/>Wahl der Ausrichtung (<text:span text:style-name="T19">forward, right, backward, left</text:span>)</text:p>
      <text:p text:style-name="P11">Leertaste<text:tab/><text:span text:style-name="T17">automatische Markierung starten/pausieren</text:span></text:p>
      <text:p text:style-name="P11">w, d, s, a<text:tab/>Punkt links oben der Markierung verschieben</text:p>
      <text:p text:style-name="P11">i, l, k, j<text:tab/><text:tab/>Punkt rechts unten der Markierung verschieben</text:p>
      <text:h text:style-name="P6" text:outline-level="3">Typischer Ablauf</text:h>
      <text:list xml:id="list6797638598931620012" text:style-name="L1">
        <text:list-item>
          <text:p text:style-name="P27"><text:span text:style-name="T9">Einen von neun Objektmarkern wählen (Tasten ‚1‘ bis ‚9‘).</text:span></text:p>
        </text:list-item>
        <text:list-item>
          <text:p text:style-name="P27"><text:span text:style-name="T9">Mit der Maus einen Rahmen um ein Objekt ziehen.</text:span></text:p>
        </text:list-item>
        <text:list-item>
          <text:p text:style-name="P27"><text:span text:style-name="T9">Die Klasse mit ‚c‘, ‚h‘ oder ‚p‘ bestimmen.</text:span></text:p>
        </text:list-item>
        <text:list-item>
          <text:p text:style-name="P27"><text:span text:style-name="T9">Die Ausrichtung mit den Pfeiltasten bestimmen.</text:span></text:p>
        </text:list-item>
        <text:list-item>
          <text:p text:style-name="P27"><text:span text:style-name="T9">Mit </text:span><text:span text:style-name="T11">den Tasten ‚</text:span><text:span text:style-name="T10">w‘, ‚d‘, ‚s‘, ‚a‘ </text:span><text:span text:style-name="T12">und <text:s/>‚</text:span><text:span text:style-name="T10">i‘, ‚l‘, ‚k‘, ‚j‘ </text:span><text:span text:style-name="T9">die Markierung verfeinern.</text:span></text:p>
        </text:list-item>
        <text:list-item>
          <text:p text:style-name="P27"><text:span text:style-name="T9">Evtl. weitere Objekte mit anderen Objektmarkern markieren.</text:span></text:p>
        </text:list-item>
        <text:list-item>
          <text:p text:style-name="P27"><text:span text:style-name="T9">Automatische Markierung mit Leertaste starten.</text:span></text:p>
        </text:list-item>
        <text:list-item>
          <text:p text:style-name="P27"><text:span text:style-name="T9">Evtl. automatische Markierung mit Leertaste unterbrechen und Markierungen neu setzen.</text:span></text:p>
        </text:list-item>
        <text:list-item>
          <text:p text:style-name="P27"><text:span text:style-name="T9">Programm endet mit Videoende.</text:span></text:p>
        </text:list-item>
      </text:list>
      <text:p text:style-name="P9"><text:soft-page-break/><text:span text:style-name="T9"/></text:p>
      <text:h text:style-name="Heading_20_2" text:outline-level="2"><text:bookmark-start text:name="__RefHeading___Toc9_750529152"/><text:span text:style-name="T15">Markierungen</text:span> nachbessern<text:bookmark-end text:name="__RefHeading___Toc9_750529152"/></text:h>
      <text:p text:style-name="P8"><text:span text:style-name="T3">Mit dieser Funktion kann e</text:span>in Satz an Bildern, der mit dem Tracker markiert wurde, <text:span text:style-name="T3">nachträglich</text:span> korrigiert werden. Mit den Tasten ‚+‘ und ‚-‘ <text:span text:style-name="T2">blättert man</text:span> durch die Bilder im <text:span text:style-name="T3">Untero</text:span>rdner ‚RGB‘, wobei die Markierungen aus de<text:span text:style-name="T1">m</text:span> <text:span text:style-name="T3">Untero</text:span>rdner ‚YOLO_Labels‘ ausgelesen und jeweils einge<text:span text:style-name="T1">zeichnet</text:span> werden. <text:span text:style-name="T1">Ist die Markierung zu ungenau oder ganz falsch, kann sie für ein Objekt mit der Maus durch Klicken und Ziehen oder mit der Tastatur (‚</text:span>w‘, ‚d‘, ‚s‘, ‚a‘ <text:span text:style-name="T3">und <text:s/>‚</text:span>i‘, ‚l‘, ‚k‘, ‚j‘<text:span text:style-name="T1">) korrigiert werden.</text:span></text:p>
      <text:p text:style-name="P8"><text:span text:style-name="T1">Auch neue Markierungen können hinzugenommen werden. Dazu wird mit den Tasten ‚1‘ bis ‚9‘ ein noch freier Objektmarker ausgewählt, seine Klasse (car, person, child) und seine Ausrichtung (</text:span><text:span text:style-name="T20">forward, right, backward, left</text:span><text:span text:style-name="T1">) gewählt und das Objekt mit der Maus umrahmt. Mit den Tasten ‚</text:span>w‘, ‚d‘, ‚s‘, ‚a‘ <text:span text:style-name="T3">und <text:s/>‚</text:span>i‘, ‚l‘, ‚k‘, ‚j‘ <text:span text:style-name="T3">lässt sich die Markierung zusätzlich verfeinern.</text:span></text:p>
      <text:p text:style-name="P17">Eine Markierung kann mit einem Klick in d<text:span text:style-name="T16">as</text:span> Bild ohne Bewegen der Maus entfernt werden.</text:p>
      <text:p text:style-name="P8"><text:span text:style-name="T3">Die Änderungen werden mit der Leertaste gespeichert. Wurde bei der Neumarkierung ein Fehler gemacht, kann vor dem Speichern durch Wechsel zum nächsten Bild und zurück der ursprüngliche Zustand hergestellt werden. Nach dem Speichern ist das allerdings nicht mehr möglich.</text:span></text:p>
      <text:h text:style-name="P2" text:outline-level="3">Aufruf</text:h>
      <text:p text:style-name="P7">$ sam_sampler -m reviselabels -d &lt;Verzeichnis mit <text:span text:style-name="T18">markierten</text:span> Bildern&gt;</text:p>
      <text:h text:style-name="P2" text:outline-level="3">Tasten</text:h>
      <text:p text:style-name="P14">q<text:tab/>Beenden des Programms</text:p>
      <text:p text:style-name="P7">+<text:tab/>Wechsel zum nächsten Bild</text:p>
      <text:p text:style-name="P7">-<text:tab/>Wechsel zum vorherigen Bild</text:p>
      <text:p text:style-name="P7">1-9<text:tab/>Wechsel zwischen den markierten Objekten bzw. neue Markierung</text:p>
      <text:p text:style-name="P7">c<text:tab/>als <text:span text:style-name="T1">Klasse </text:span>Fahrzeug markieren</text:p>
      <text:p text:style-name="P7">h<text:tab/>als <text:span text:style-name="T1">Klasse </text:span>Kind markieren</text:p>
      <text:p text:style-name="P7">p<text:tab/>als <text:span text:style-name="T1">Klasse</text:span> Person markieren</text:p>
      <text:p text:style-name="P12">Pfeiltasten<text:tab/>Wahl der Ausrichtung (<text:span text:style-name="T19">forward, right, backward, left</text:span>)</text:p>
      <text:p text:style-name="P7">Leertaste<text:tab/>geänderte Markierungen speichern</text:p>
      <text:p text:style-name="P7">w, d, s, a<text:tab/>Punkt links oben der Markierung verschieben</text:p>
      <text:p text:style-name="P7">i, l, k, j<text:tab/><text:tab/>Punkt rechts unten der Markierung verschieben</text:p>
      <text:h text:style-name="P1" text:outline-level="3"><text:soft-page-break/>Typischer Ablauf</text:h>
      <text:list xml:id="list2310880750794845261" text:style-name="L2">
        <text:list-item>
          <text:p text:style-name="P28"><text:span text:style-name="T9">Einen von neun Objektmarkern wählen (Tasten ‚1‘ bis ‚9‘).</text:span></text:p>
        </text:list-item>
        <text:list-item>
          <text:p text:style-name="P28"><text:span text:style-name="T9">Mit der Maus einen Rahmen um ein Objekt ziehen.</text:span></text:p>
        </text:list-item>
        <text:list-item>
          <text:p text:style-name="P28"><text:span text:style-name="T9">Die Klasse mit ‚c‘, ‚h‘ oder ‚p‘ bestimmen.</text:span></text:p>
        </text:list-item>
        <text:list-item>
          <text:p text:style-name="P28"><text:span text:style-name="T9">Die Ausrichtung mit den Pfeiltasten bestimmen.</text:span></text:p>
        </text:list-item>
        <text:list-item>
          <text:p text:style-name="P28"><text:span text:style-name="T9">Mit </text:span><text:span text:style-name="T11">den Tasten ‚</text:span><text:span text:style-name="T10">w‘, ‚d‘, ‚s‘, ‚a‘ </text:span><text:span text:style-name="T12">und <text:s/>‚</text:span><text:span text:style-name="T10">i‘, ‚l‘, ‚k‘, ‚j‘ </text:span><text:span text:style-name="T9">die Markierung verfeinern.</text:span></text:p>
        </text:list-item>
        <text:list-item>
          <text:p text:style-name="P28"><text:span text:style-name="T9">Evtl. weitere Objekte mit anderen Objektmarkern markieren.</text:span></text:p>
        </text:list-item>
        <text:list-item>
          <text:p text:style-name="P28"><text:span text:style-name="T9">Automatische Markierung mit Leertaste starten.</text:span></text:p>
        </text:list-item>
        <text:list-item>
          <text:p text:style-name="P28"><text:span text:style-name="T9">Evtl. automatische Markierung mit Leertaste unterbrechen und Markierungen neu setzen.</text:span></text:p>
        </text:list-item>
        <text:list-item>
          <text:p text:style-name="P28"><text:span text:style-name="T9">Programm endet mit Videoen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21:02:56.231965006</meta:creation-date>
    <dc:date>2017-12-29T00:04:51.768073592</dc:date>
    <meta:editing-duration>PT49M2S</meta:editing-duration>
    <meta:editing-cycles>9</meta:editing-cycles>
    <meta:generator>LibreOffice/5.1.6.2$Linux_X86_64 LibreOffice_project/10m0$Build-2</meta:generator>
    <meta:document-statistic meta:table-count="0" meta:image-count="0" meta:object-count="0" meta:page-count="4" meta:paragraph-count="69" meta:word-count="932" meta:character-count="6157" meta:non-whitespace-character-count="5304"/>
  </office:meta>
</office:document-meta>
</file>